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87e54" officeooo:paragraph-rsid="00187e54"/>
    </style:style>
    <style:style style:name="P2" style:family="paragraph" style:parent-style-name="Text_20_body">
      <style:text-properties officeooo:paragraph-rsid="00187e54"/>
    </style:style>
    <style:style style:name="P3" style:family="paragraph" style:parent-style-name="Text_20_body">
      <style:text-properties officeooo:rsid="001a62c3" officeooo:paragraph-rsid="001a62c3"/>
    </style:style>
    <style:style style:name="P4" style:family="paragraph" style:parent-style-name="Text_20_body">
      <style:text-properties officeooo:rsid="001b6611" officeooo:paragraph-rsid="001b6611"/>
    </style:style>
    <style:style style:name="P5" style:family="paragraph" style:parent-style-name="Heading_20_1">
      <style:text-properties officeooo:rsid="00187e54" officeooo:paragraph-rsid="00187e54"/>
    </style:style>
    <style:style style:name="P6" style:family="paragraph" style:parent-style-name="Heading_20_1">
      <style:text-properties officeooo:rsid="0022e630" officeooo:paragraph-rsid="0022e630"/>
    </style:style>
    <style:style style:name="P7" style:family="paragraph" style:parent-style-name="Text_20_body" style:list-style-name="L1">
      <style:text-properties officeooo:paragraph-rsid="00187e54"/>
    </style:style>
    <style:style style:name="P8" style:family="paragraph" style:parent-style-name="Text_20_body">
      <style:text-properties officeooo:rsid="00247afa" officeooo:paragraph-rsid="00247afa"/>
    </style:style>
    <style:style style:name="P9" style:family="paragraph" style:parent-style-name="Text_20_body" style:list-style-name="L2">
      <style:text-properties officeooo:rsid="00247afa" officeooo:paragraph-rsid="00247afa"/>
    </style:style>
    <style:style style:name="P10" style:family="paragraph" style:parent-style-name="Text_20_body" style:list-style-name="L3">
      <style:text-properties officeooo:rsid="0024ee55" officeooo:paragraph-rsid="0024ee55"/>
    </style:style>
    <style:style style:name="P11" style:family="paragraph" style:parent-style-name="Text_20_body">
      <style:text-properties officeooo:paragraph-rsid="0024ee55"/>
    </style:style>
    <style:style style:name="P12" style:family="paragraph" style:parent-style-name="Text_20_body">
      <style:text-properties officeooo:rsid="002606df" officeooo:paragraph-rsid="002606df"/>
    </style:style>
    <style:style style:name="P13" style:family="paragraph" style:parent-style-name="Text_20_body">
      <style:text-properties officeooo:rsid="002689f7" officeooo:paragraph-rsid="002689f7"/>
    </style:style>
    <style:style style:name="P14" style:family="paragraph" style:parent-style-name="Text_20_body" style:list-style-name="L4">
      <style:text-properties officeooo:rsid="002689f7" officeooo:paragraph-rsid="002689f7"/>
    </style:style>
    <style:style style:name="P15" style:family="paragraph" style:parent-style-name="Text_20_body">
      <style:text-properties officeooo:rsid="0028088c" officeooo:paragraph-rsid="0028088c"/>
    </style:style>
    <style:style style:name="T1" style:family="text">
      <style:text-properties officeooo:rsid="001a62c3"/>
    </style:style>
    <style:style style:name="T2" style:family="text">
      <style:text-properties officeooo:rsid="00202b04"/>
    </style:style>
    <style:style style:name="T3" style:family="text">
      <style:text-properties officeooo:rsid="0024ee55"/>
    </style:style>
    <style:style style:name="T4" style:family="text">
      <style:text-properties officeooo:rsid="0029f5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edlog projekta za predmet “Sistemi bazirani na znanju” – <text:span text:style-name="T1">Sistem za automatizovanu trgovinu na finansijskim tržištima</text:span></text:p>
      <text:p text:style-name="P1"/>
      <text:h text:style-name="P5" text:outline-level="1">Motivacija</text:h>
      <text:p text:style-name="P3">Postoji dosta različitih sistema za automatizovanu trgovinu na finansijskim tržištima. Finansijsko tržište jeste trži<text:span text:style-name="T2">š</text:span>te na kom se vr<text:span text:style-name="T2">š</text:span>i razmena hartija od vrednosti koje mogu biti akcije kompanija, opcije kompanija, obveznice <text:span text:style-name="T2">i</text:span> prirodni derivati (zlato, nafta, …). </text:p>
      <text:p text:style-name="P3">Sama osobine finansijskih tržišta je da su nepredvidiva <text:span text:style-name="T2">i </text:span>da jedan model ne može da dovodi do optimalnog profita investitora na duži vremenski period. Pored ovoga, samo tržište je dosta kompleksno <text:span text:style-name="T2">i</text:span> jako je teško uočiti pravilnosti. </text:p>
      <text:p text:style-name="P3">Postoje razna istraživanja na ovu temu kao <text:span text:style-name="T2">i</text:span> pokušaji da se problem optimizacije profita reši upotrebom mašinskog učenja. Problem sa ovim pristupom je što modeli maš<text:span text:style-name="T2">i</text:span>nskog učenja su, kada su izgrađeni, jako teško izmenjivi <text:span text:style-name="T2">i</text:span> zahtevaju ponovno treniranje. Ideja je da se koristi rule-based sistem koji se značajno lakše može prilagođavati novim pravilima <text:span text:style-name="T2">i</text:span> novim prohtevima korisnika. </text:p>
      <text:h text:style-name="P5" text:outline-level="1">Ulazi I izlazi </text:h>
      <text:p text:style-name="P3">Sistem dobija ulaze u smislu vrednosti hartija od vrednosti koje su trenutno aktuelne na osnovu trenutnog stanja na tržištu. Sistem takođe čuva stanje portfolia korisnika (skup svih hartija od vrednosti u vlasništvu korisnika). Kao izlaz sistem daje strategiju trgovanja u obliku odluka. Sistem može da donese odluku o kupovini ili prodaji određene hartije od vrednosti uz poštovanje osnovnih ograničenja zadatim pravilima u rule engin<text:span text:style-name="T2">e</text:span>-u. </text:p>
      <text:h text:style-name="P5" text:outline-level="1">Baza znanja</text:h>
      <text:p text:style-name="P4">Sistem čuva sve informacije prikupljene o tržištu koje je skupljao tokom svog rada. Ovo uključuje vrednosti svih hartija od vrednosti koje se razmatraju (akcije, opcije, derivati, obveznice). Pored ovoga, sistem može <text:span text:style-name="T2">i</text:span> da čuva druge informacije o kompanijama. </text:p>
      <text:h text:style-name="P6" text:outline-level="1"><text:soft-page-break/>Metodologija</text:h>
      <text:p text:style-name="P8">Sistem je rule-based I upravlja sa tri vrste entiteta u radnoj memoriji:</text:p>
      <text:list xml:id="list2708932499" text:style-name="L2">
        <text:list-item>
          <text:p text:style-name="P9">Asset – predstavlja akciju ili opciju</text:p>
        </text:list-item>
        <text:list-item>
          <text:p text:style-name="P9">Estimate – predstavlja procenu rasta I procenu rizika određene akcije </text:p>
        </text:list-item>
        <text:list-item>
          <text:p text:style-name="P9">Decision – odluka o kupovini ili prodaji</text:p>
        </text:list-item>
      </text:list>
      <text:p text:style-name="P11"><text:span text:style-name="T3">Svakog dana, sistem dobija ogroman skup Asset objekata koji predstavljaju akcije I njhove cene u datom danu (sistem ne upravlja na manji vremenskim intervalima od jednog dana). Sistem u radnoj memoriji takođe čuva informacije o portfoliju (skup svih akcija koje korisnik poseduje kao i sredstva sa kojima može da raspolaže). Svakog dana, na osnovu informacija o akcijama, za svaku akciju se formra više različitih Estimate objekata na osnovu određenih indikatora (skup pravila na osnovu cene akcije). Neki od indikatora su:</text:span></text:p>
      <text:list xml:id="list3716781841" text:style-name="L3">
        <text:list-item>
          <text:p text:style-name="P10">različite vrste regresije</text:p>
        </text:list-item>
        <text:list-item>
          <text:p text:style-name="P10">Binomni model </text:p>
        </text:list-item>
        <text:list-item>
          <text:p text:style-name="P10">moving average</text:p>
        </text:list-item>
        <text:list-item>
          <text:p text:style-name="P10">support vs resistance </text:p>
        </text:list-item>
        <text:list-item>
          <text:p text:style-name="P10">I drugi probabilistički modeli u literaturi dole</text:p>
        </text:list-item>
      </text:list>
      <text:p text:style-name="P12">Na osnovu generianih Estimate objekata, drugim setom pravila se dobija Decision objekat koji predstavlja finalnu odluku. Decision se generiše na osnovu pravila nad portfoliom I Estimate-ima. </text:p>
      <text:p text:style-name="P13">Za svaki Estimate na osnovu njegove procene rizika I rasta se može proceniti vrednost akcije (Net Present Value – NPV).</text:p>
      <text:p text:style-name="P12">Primeri nekih od pravila ovde bi bila:</text:p>
      <text:list xml:id="list4250178827" text:style-name="L4">
        <text:list-item>
          <text:p text:style-name="P14">NPV &gt; trenutne cene akcije i u portfoliju ima dodatnih sedstava za k akcija → kupi k akcija</text:p>
        </text:list-item>
        <text:list-item>
          <text:p text:style-name="P14">NPV &lt; trenutne cene akcije I korisnik poseduje k akcija → prodaj k akcija</text:p>
        </text:list-item>
        <text:list-item>
          <text:p text:style-name="P14">NPV &gt; trenutne cene I u portfoliju nema novca za k akcija → kupiti onoliko koliko je moguće (ovde obratiti posebnu pažnju da se optimizuje kupovin da se kupuju akcije najisplativije – prioritetizovati pravila)</text:p>
        </text:list-item>
        <text:list-item>
          <text:p text:style-name="P14">NPV &lt; trenutne cene I korisnik nema k akcija u portfoliju → prodati sve akcije te kompanije (ako ih ima).</text:p>
        </text:list-item>
      </text:list>
      <text:p text:style-name="P15">Posebna pažnju treba posvetiti optimalnom određivanju broja k (koliko NPV treba da bude veći od trenutne cene da bi k bilo 1, koliko da bi bilo 10 itd).<text:span text:style-name="T4"> </text:span></text:p>
      <text:p text:style-name="P15"/>
      <text:p text:style-name="P12"/>
      <text:h text:style-name="P5" text:outline-level="1"><text:soft-page-break/>Literatura</text:h>
      <text:list xml:id="list1151492809" text:style-name="L1">
        <text:list-item>
          <text:p text:style-name="P7">I. Welch - Corporate finance</text:p>
        </text:list-item>
        <text:list-item>
          <text:p text:style-name="P7">M. Capihski T. Zastawniak - Mathematics for finance</text:p>
        </text:list-item>
        <text:list-item>
          <text:p text:style-name="P7">R. P. McAfee J. S. Johnson - Introduction to economic analysis</text:p>
        </text:list-item>
        <text:list-item>
          <text:p text:style-name="P7">H. V. Roberts - Stock market patterns and financial analysis: methodological suggestions</text:p>
        </text:list-item>
        <text:list-item>
          <text:p text:style-name="P7">Andrew W. Lo - Adaptive market hypothesis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1T16:21:04.497758517</meta:creation-date>
    <dc:title>Modern</dc:title>
    <meta:generator>LibreOffice/6.3.5.2$Linux_X86_64 LibreOffice_project/30$Build-2</meta:generator>
    <meta:editing-duration>PT58M14S</meta:editing-duration>
    <meta:editing-cycles>14</meta:editing-cycles>
    <dc:date>2020-04-22T00:08:42.031200092</dc:date>
    <meta:document-statistic meta:table-count="0" meta:image-count="0" meta:object-count="0" meta:page-count="3" meta:paragraph-count="34" meta:word-count="609" meta:character-count="3894" meta:non-whitespace-character-count="3319"/>
    <meta:template xlink:type="simple" xlink:actuate="onRequest" xlink:title="Modern" xlink:href="../../../../../../usr/lib/libreoffice/share/template/common/styles/Modern.ott" meta:date="2020-04-11T16:21:04.026574092"/>
  </office:meta>
</office:document-meta>
</file>